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7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</style:style>
    <style:style style:name="P20" style:family="paragraph" style:parent-style-name="Text_20_body" style:list-style-name="L16">
      <style:paragraph-properties fo:margin-top="0in" fo:margin-bottom="0in"/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</style:style>
    <style:style style:name="P34" style:family="paragraph" style:parent-style-name="Text_20_body" style:list-style-name="L30"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</style:style>
    <style:style style:name="P37" style:family="paragraph" style:parent-style-name="Text_20_body" style:list-style-name="L33"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</style:style>
    <style:style style:name="P51" style:family="paragraph" style:parent-style-name="Table_20_Heading">
      <style:paragraph-properties fo:text-align="end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ext_20_body" style:list-style-name="L47">
      <style:paragraph-properties fo:margin-top="0in" fo:margin-bottom="0in"/>
    </style:style>
    <style:style style:name="P54" style:family="paragraph" style:parent-style-name="Table_20_Heading">
      <style:paragraph-properties fo:text-align="end" style:justify-single-word="false"/>
    </style:style>
    <style:style style:name="P55" style:family="paragraph" style:parent-style-name="Table_20_Contents">
      <style:paragraph-properties fo:text-align="end" style:justify-single-word="false"/>
    </style:style>
    <style:style style:name="P56" style:family="paragraph" style:parent-style-name="Text_20_body" style:list-style-name="L48">
      <style:paragraph-properties fo:margin-top="0in" fo:margin-bottom="0in"/>
    </style:style>
    <style:style style:name="P57" style:family="paragraph" style:parent-style-name="Text_20_body" style:list-style-name="L4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01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list text:style-name="L14">
        <text:list-item>
          <text:p text:style-name="P18">Principais pacotes:<text:line-break/></text:p>
        </text:list-item>
      </text:list>
      <text:list text:style-name="L15">
        <text:list-item>
          <text:p text:style-name="P19"><text:span text:style-name="T2">Rmarkdown</text:span><text:line-break/>Produção de relatorios(html, pdf, doc, md).<text:line-break/></text:p>
        </text:list-item>
        <text:list-item>
          <text:p text:style-name="P19"><text:span text:style-name="T2">knitr</text:span><text:line-break/>Interpretação e compilação do documento rmd.<text:line-break/></text:p>
        </text:list-item>
        <text:list-item>
          <text:p text:style-name="P19"><text:span text:style-name="T2">data.table</text:span><text:line-break/>Exploração de data.frames.<text:line-break/></text:p>
        </text:list-item>
        <text:list-item>
          <text:p text:style-name="P19"><text:span text:style-name="T2">janitor</text:span><text:line-break/>Limpeza de dados.<text:line-break/></text:p>
        </text:list-item>
        <text:list-item>
          <text:p text:style-name="P19"><text:span text:style-name="T2">DescTools</text:span><text:line-break/>Analise descritiva de dados.<text:line-break/></text:p>
        </text:list-item>
        <text:list-item>
          <text:p text:style-name="P19"><text:span text:style-name="T2">tidyverse</text:span><text:line-break/>conjunto de pacotes.<text:line-break/></text:p>
          <text:list text:style-name="L16">
            <text:list-item>
              <text:p text:style-name="P20"><text:span text:style-name="T2">readr</text:span><text:line-break/>Importação e leitura de arquivos de dados.<text:line-break/></text:p>
            </text:list-item>
            <text:list-item>
              <text:p text:style-name="P20"><text:span text:style-name="T2">tibble</text:span><text:line-break/>estruturação de data.frame.<text:line-break/></text:p>
            </text:list-item>
            <text:list-item>
              <text:p text:style-name="P20"><text:span text:style-name="T2">dplyr</text:span><text:line-break/>Manipulação de data.frame.<text:line-break/></text:p>
            </text:list-item>
            <text:list-item>
              <text:p text:style-name="P20"><text:span text:style-name="T2">tidyr</text:span><text:line-break/>Organização de data.frame.<text:line-break/></text:p>
            </text:list-item>
            <text:list-item>
              <text:p text:style-name="P20"><text:span text:style-name="T2">ggplot2</text:span><text:line-break/>Visualização de dados, produção de gráficos.<text:line-break/></text:p>
            </text:list-item>
            <text:list-item>
              <text:p text:style-name="P20"><text:span text:style-name="T2">purr</text:span><text:line-break/>Manipulação de vetores e listas.<text:line-break/></text:p>
            </text:list-item>
          </text:list>
        </text:list-item>
      </text:list>
      <text:p text:style-name="Pagebreak"/>
      <text:list text:style-name="L17">
        <text:list-item>
          <text:p text:style-name="P21">Instalação de pacotes:<text:line-break/></text:p>
        </text:list-item>
      </text:list>
      <text:list text:style-name="L18">
        <text:list-item>
          <text:p text:style-name="P22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22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p text:style-name="Pagebreak"/>
      <text:h text:style-name="Heading_20_1" text:outline-level="1"><text:bookmark-start text:name="cap-4---r-markdown"/>6 Cap 4 - R Markdown<text:line-break/><text:bookmark-end text:name="cap-4---r-markdown"/></text:h>
      <text:list text:style-name="L19">
        <text:list-item>
          <text:p text:style-name="P23">Preâmbulo:<text:line-break/></text:p>
        </text:list-item>
      </text:list>
      <text:list text:style-name="L20">
        <text:list-item>
          <text:p text:style-name="P24"><text:span text:style-name="T1">title</text:span>: “Titulo desejado”<text:line-break/></text:p>
        </text:list-item>
        <text:list-item>
          <text:p text:style-name="P24"><text:span text:style-name="T1">author</text:span>: “Nome dos autores”<text:line-break/></text:p>
        </text:list-item>
        <text:list-item>
          <text:p text:style-name="P24"><text:span text:style-name="T1">date</text:span>: “Data do dia da compilação”, para adicionar a data atual pode usar a função atraves do chunk “r Sys.Date()”<text:line-break/></text:p>
        </text:list-item>
        <text:list-item>
          <text:p text:style-name="P24"><text:span text:style-name="T1">output</text:span>: o tipo de saida, podem ser:<text:line-break/></text:p>
          <text:list text:style-name="L21">
            <text:list-item>
              <text:p text:style-name="P25">Documentos:<text:line-break/></text:p>
              <text:list text:style-name="L22">
                <text:list-item>
                  <text:p text:style-name="P26"><text:span text:style-name="T1">pdf_document</text:span><text:line-break/></text:p>
                </text:list-item>
                <text:list-item>
                  <text:p text:style-name="P26"><text:span text:style-name="T1">md_document</text:span><text:line-break/></text:p>
                </text:list-item>
                <text:list-item>
                  <text:p text:style-name="P26"><text:span text:style-name="T1">html_document</text:span><text:line-break/></text:p>
                </text:list-item>
                <text:list-item>
                  <text:p text:style-name="P26"><text:span text:style-name="T1">word_document</text:span><text:line-break/></text:p>
                </text:list-item>
                <text:list-item>
                  <text:p text:style-name="P26"><text:span text:style-name="T1">odt_document</text:span><text:line-break/></text:p>
                </text:list-item>
                <text:list-item>
                  <text:p text:style-name="P26"><text:span text:style-name="T1">rtf_document</text:span><text:line-break/></text:p>
                </text:list-item>
              </text:list>
            </text:list-item>
            <text:list-item>
              <text:p text:style-name="P25">Apresentação:<text:line-break/></text:p>
              <text:list text:style-name="L23">
                <text:list-item>
                  <text:p text:style-name="P27"><text:span text:style-name="T1">powerpoint_presentation</text:span><text:line-break/></text:p>
                </text:list-item>
                <text:list-item>
                  <text:p text:style-name="P27"><text:span text:style-name="T1">ioslides_presentation</text:span><text:line-break/></text:p>
                </text:list-item>
                <text:list-item>
                  <text:p text:style-name="P27"><text:span text:style-name="T1">beamer_presentation</text:span><text:line-break/></text:p>
                </text:list-item>
              </text:list>
            </text:list-item>
            <text:list-item>
              <text:p text:style-name="P25">mais:<text:line-break/></text:p>
              <text:list text:style-name="L24">
                <text:list-item>
                  <text:p text:style-name="P28"><text:span text:style-name="T1">flexdashboard::flex_dashboard</text:span><text:line-break/></text:p>
                </text:list-item>
                <text:list-item>
                  <text:p text:style-name="P28"><text:span text:style-name="T1">github_document</text:span><text:line-break/></text:p>
                </text:list-item>
              </text:list>
            </text:list-item>
          </text:list>
        </text:list-item>
      </text:list>
      <text:list text:style-name="L25">
        <text:list-item>
          <text:p text:style-name="P29">Chunks/codigos embutidos:<text:line-break/></text:p>
        </text:list-item>
        <text:list-item>
          <text:p text:style-name="P29">Titulos e subtitulos:<text:line-break/></text:p>
        </text:list-item>
        <text:list-item>
          <text:p text:style-name="P29">Listas e blocos de citação:<text:line-break/></text:p>
        </text:list-item>
        <text:list-item>
          <text:p text:style-name="P29">Inserir tabelas:<text:line-break/></text:p>
        </text:list-item>
        <text:list-item>
          <text:p text:style-name="P29">Fontes:<text:line-break/></text:p>
        </text:list-item>
        <text:list-item>
          <text:p text:style-name="P29">Hiperlinks e imagens:<text:line-break/></text:p>
        </text:list-item>
      </text:list>
      <text:list text:style-name="L26">
        <text:list-item>
          <text:p text:style-name="P30">Hiperlinks<text:line-break/></text:p>
        </text:list-item>
        <text:list-item>
          <text:p text:style-name="P30">Imagens<text:line-break/></text:p>
        </text:list-item>
      </text:list>
      <text:list text:style-name="L27">
        <text:list-item>
          <text:p text:style-name="P31">Letras gregas:<text:line-break/></text:p>
        </text:list-item>
        <text:list-item>
          <text:p text:style-name="P31">Fórmulas:<text:line-break/></text:p>
          <text:list text:style-name="L28">
            <text:list-item>
              <text:p text:style-name="P32">Subscritos e superescritos<text:line-break/></text:p>
            </text:list-item>
            <text:list-item>
              <text:p text:style-name="P32">Sublinhados, sobrelinhas e vetores<text:line-break/></text:p>
            </text:list-item>
            <text:list-item>
              <text:p text:style-name="P32">Frações, matrizes e chavetas<text:line-break/></text:p>
            </text:list-item>
            <text:list-item>
              <text:p text:style-name="P32">Expressões<text:line-break/></text:p>
            </text:list-item>
            <text:list-item>
              <text:p text:style-name="P32">Sinais e setas<text:line-break/></text:p>
            </text:list-item>
          </text:list>
        </text:list-item>
      </text:list>
      <text:p text:style-name="Pagebreak"/>
      <text:h text:style-name="Heading_20_1" text:outline-level="1"><text:bookmark-start text:name="cap-5---pacotes-do-tidyverse-e-identificandomudando-tipos-de-variaveis"/>7 Cap 5 - Pacotes do Tidyverse e identificando/mudando tipos de variaveis<text:line-break/><text:bookmark-end text:name="cap-5---pacotes-do-tidyverse-e-identificandomudando-tipos-de-variaveis"/></text:h>
      <text:list text:style-name="L29">
        <text:list-item>
          <text:p text:style-name="P33">identificando/mudando tipos de variaveis<text:line-break/></text:p>
          <text:list>
            <text:list-item>
              <text:p text:style-name="P33">identificando<text:line-break/>uso do <text:span text:style-name="T2">is</text:span>.<text:line-break/></text:p>
            </text:list-item>
            <text:list-item>
              <text:p text:style-name="P33">mudando o tipo de variavel: <text:line-break/>uso do <text:span text:style-name="T2">as</text:span>.<text:line-break/></text:p>
            </text:list-item>
          </text:list>
        </text:list-item>
        <text:list-item>
          <text:p text:style-name="P33">pacotes do Tidyverse:<text:line-break/></text:p>
        </text:list-item>
      </text:list>
      <text:list text:style-name="L30">
        <text:list-item>
          <text:p text:style-name="P34"><text:span text:style-name="T2">readr</text:span><text:line-break/>Leitura de dados.<text:line-break/></text:p>
        </text:list-item>
        <text:list-item>
          <text:p text:style-name="P34"><text:span text:style-name="T2">tibble</text:span><text:line-break/>Tipo de data.frame.<text:line-break/></text:p>
        </text:list-item>
        <text:list-item>
          <text:p text:style-name="P34"><text:span text:style-name="T2">magrittr</text:span><text:line-break/>Operador pipe ‘%&gt;%’, concatena linhas de comando.<text:line-break/></text:p>
        </text:list-item>
        <text:list-item>
          <text:p text:style-name="P34"><text:span text:style-name="T2">dplyr</text:span><text:line-break/>Manipulação de dados.<text:line-break/></text:p>
          <text:list text:style-name="L31">
            <text:list-item>
              <text:p text:style-name="P35">munipulação de dados:<text:line-break/></text:p>
              <text:list text:style-name="L32">
                <text:list-item>
                  <text:p text:style-name="P36"><text:span text:style-name="T1">select</text:span><text:line-break/>seleciona e retorna as colunas selecionadas da tabela.<text:line-break/></text:p>
                </text:list-item>
                <text:list-item>
                  <text:p text:style-name="P36"><text:span text:style-name="T1">pull</text:span><text:line-break/>extrai uma coluna de uma tabela de dados e retorna ela como vetor.<text:line-break/></text:p>
                </text:list-item>
                <text:list-item>
                  <text:p text:style-name="P36"><text:span text:style-name="T1">filter</text:span><text:line-break/>filtra linhas.<text:line-break/></text:p>
                </text:list-item>
                <text:list-item>
                  <text:p text:style-name="P36"><text:span text:style-name="T1">distinct</text:span><text:line-break/>remove linhas com valores repetidos.<text:line-break/></text:p>
                </text:list-item>
                <text:list-item>
                  <text:p text:style-name="P36"><text:span text:style-name="T1">arrange</text:span><text:line-break/>reordena ou combina linhas.<text:line-break/></text:p>
                </text:list-item>
                <text:list-item>
                  <text:p text:style-name="P36"><text:span text:style-name="T1">mutate</text:span><text:line-break/>cria novas colunas.<text:line-break/></text:p>
                </text:list-item>
                <text:list-item>
                  <text:p text:style-name="P36"><text:span text:style-name="T1">transmute</text:span><text:line-break/>cria novas colunas, mas não adiciona na base de dados.<text:line-break/></text:p>
                </text:list-item>
                <text:list-item>
                  <text:p text:style-name="P36"><text:span text:style-name="T1">summarise</text:span><text:line-break/>sumariza valores.<text:line-break/></text:p>
                </text:list-item>
                <text:list-item>
                  <text:p text:style-name="P36"><text:span text:style-name="T1">group_by</text:span><text:line-break/>permite operações por grupo.<text:line-break/></text:p>
                </text:list-item>
                <text:list-item>
                  <text:p text:style-name="P36"><text:span text:style-name="T1">add_column</text:span><text:line-break/>adiciona novas colunas.<text:line-break/></text:p>
                </text:list-item>
                <text:list-item>
                  <text:p text:style-name="P36"><text:span text:style-name="T1">add_row</text:span><text:line-break/>adiciona novas linhas.<text:line-break/></text:p>
                </text:list-item>
                <text:list-item>
                  <text:p text:style-name="P36"><text:span text:style-name="T1">rename</text:span><text:line-break/>renomeia uma coluna.<text:line-break/></text:p>
                </text:list-item>
              </text:list>
            </text:list-item>
            <text:list-item>
              <text:p text:style-name="P35">combinando tabelas de dados:<text:line-break/></text:p>
              <text:list text:style-name="L33">
                <text:list-item>
                  <text:p text:style-name="P37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37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37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37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37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37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37"><text:span text:style-name="T1">intersect</text:span><text:line-break/>Retorna a interseção entre tabelas.<text:line-break/></text:p>
                </text:list-item>
                <text:list-item>
                  <text:p text:style-name="P37"><text:span text:style-name="T1">union</text:span><text:line-break/>Retorna a união de tabelas.<text:line-break/></text:p>
                </text:list-item>
                <text:list-item>
                  <text:p text:style-name="P37"><text:span text:style-name="T1">setdiff</text:span><text:line-break/>Retorna a diferença entre tabelas.<text:line-break/></text:p>
                </text:list-item>
                <text:list-item>
                  <text:p text:style-name="P37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34"><text:span text:style-name="T2">tidyr</text:span><text:line-break/>Organização de dados.<text:line-break/></text:p>
          <text:list text:style-name="L34">
            <text:list-item>
              <text:p text:style-name="P38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38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38"><text:span text:style-name="T1">separate</text:span><text:line-break/>Separa as respostas que estão em uma unica coluna para diversas colunas.<text:line-break/></text:p>
            </text:list-item>
            <text:list-item>
              <text:p text:style-name="P38"><text:span text:style-name="T1">unite</text:span><text:line-break/>O comando unite é utilizado para unir duas ou mais colunas em uma unica coluna.<text:line-break/></text:p>
            </text:list-item>
            <text:list-item>
              <text:p text:style-name="P38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38"><text:span text:style-name="T1">drop_na</text:span><text:line-break/>Elimina as linhas, especificadas ou não, com valor NA.<text:line-break/></text:p>
            </text:list-item>
            <text:list-item>
              <text:p text:style-name="P38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8 Cap 6 - Pacote data.table<text:line-break/><text:bookmark-end text:name="cap-6---pacote-data.table"/></text:h>
      <text:list text:style-name="L35">
        <text:list-item>
          <text:p text:style-name="P39"><text:span text:style-name="T2">data.table</text:span><text:line-break/></text:p>
          <text:list text:style-name="L36">
            <text:list-item>
              <text:p text:style-name="P40">Manipulando linhas<text:line-break/></text:p>
            </text:list-item>
            <text:list-item>
              <text:p text:style-name="P40">Manipulando colunas<text:line-break/></text:p>
            </text:list-item>
            <text:list-item>
              <text:p text:style-name="P40">Sumarizando dados<text:line-break/></text:p>
            </text:list-item>
            <text:list-item>
              <text:p text:style-name="P40">Operando um subconjunto de dados</text:p>
              <text:list text:style-name="L37">
                <text:list-item>
                  <text:p text:style-name="P41"><text:span text:style-name="T1">lapply</text:span><text:line-break/></text:p>
                </text:list-item>
              </text:list>
            </text:list-item>
            <text:list-item>
              <text:p text:style-name="P40">modificando dados com set:</text:p>
              <text:list text:style-name="L38">
                <text:list-item>
                  <text:p text:style-name="P42"><text:span text:style-name="T1">set</text:span><text:line-break/>modificando um valor.<text:line-break/></text:p>
                </text:list-item>
                <text:list-item>
                  <text:p text:style-name="P42"><text:span text:style-name="T1">setnames</text:span><text:line-break/>modificando nome da coluna.<text:line-break/></text:p>
                </text:list-item>
                <text:list-item>
                  <text:p text:style-name="P42"><text:span text:style-name="T1">setorder</text:span><text:line-break/>modificando ordem das linhas.<text:line-break/></text:p>
                </text:list-item>
                <text:list-item>
                  <text:p text:style-name="P42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9 Cap 7 - Gráficos basicos e pacote ggplot2<text:line-break/><text:bookmark-end text:name="cap-7---gráficos-basicos-e-pacote-ggplot2"/></text:h>
      <text:list text:style-name="L39">
        <text:list-item>
          <text:p text:style-name="P43">Gráficos basicos:<text:line-break/></text:p>
        </text:list-item>
      </text:list>
      <text:list text:style-name="L40">
        <text:list-item>
          <text:p text:style-name="P44">Gráfico de barras<text:line-break/><text:span text:style-name="T2">barplot</text:span><text:line-break/></text:p>
        </text:list-item>
        <text:list-item>
          <text:p text:style-name="P44">Gráfico circular (pizza)<text:line-break/><text:span text:style-name="T2">pie</text:span></text:p>
        </text:list-item>
        <text:list-item>
          <text:p text:style-name="P44">Gráfico de linhas<text:line-break/><text:span text:style-name="T2">plot</text:span></text:p>
          <text:list text:style-name="L41">
            <text:list-item>
              <text:p text:style-name="P45">Para adicionar mais linhas no grafico.<text:line-break/><text:span text:style-name="T2">lines</text:span></text:p>
            </text:list-item>
          </text:list>
        </text:list-item>
        <text:list-item>
          <text:p text:style-name="P44">Gráfico de dispersão<text:line-break/></text:p>
          <text:list text:style-name="L42">
            <text:list-item>
              <text:p text:style-name="P46">Para obter a correlação.<text:line-break/><text:span text:style-name="T2">cor</text:span>(x,y)<text:line-break/></text:p>
            </text:list-item>
            <text:list-item>
              <text:p text:style-name="P46">Para obter o coeficiente da reta de regressão.<text:line-break/><text:span text:style-name="T2">lm</text:span>(y ~x)$coef<text:line-break/></text:p>
            </text:list-item>
            <text:list-item>
              <text:p text:style-name="P46">Adiciona a reta tracejada.<text:line-break/><text:span text:style-name="T2">abline</text:span><text:line-break/></text:p>
            </text:list-item>
          </text:list>
        </text:list-item>
        <text:list-item>
          <text:p text:style-name="P44">Histograma<text:line-break/><text:span text:style-name="T2">hist</text:span><text:line-break/></text:p>
        </text:list-item>
        <text:list-item>
          <text:p text:style-name="P44"><text:span text:style-name="T2">Boxplot</text:span> (diagrama de caixa)<text:line-break/></text:p>
        </text:list-item>
      </text:list>
      <text:list text:style-name="L43">
        <text:list-item>
          <text:p text:style-name="P47">Pacote <text:span text:style-name="T2">ggplot2</text:span><text:line-break/></text:p>
        </text:list-item>
      </text:list>
      <text:list text:style-name="L44">
        <text:list-item>
          <text:p text:style-name="P48">Constroi diversos tipos de graficos a partir da mesma estrutura de componentes:<text:line-break/></text:p>
          <text:list text:style-name="L45">
            <text:list-item>
              <text:p text:style-name="P49"><text:span text:style-name="T1">data</text:span>: referente ao banco de dados.<text:line-break/></text:p>
            </text:list-item>
            <text:list-item>
              <text:p text:style-name="P49"><text:span text:style-name="T1">geom_forma</text:span>: um rol de tipos possiveis de representação dos dados.<text:line-break/></text:p>
            </text:list-item>
            <text:list-item>
              <text:p text:style-name="P49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46">
        <text:list-item>
          <text:p text:style-name="P50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50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51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52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52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52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52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52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52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52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52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52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52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52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52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52">Produz um grafico em forma de violino.</text:p>
          </table:table-cell>
        </table:table-row>
      </table:table>
      <text:list text:style-name="L47">
        <text:list-item>
          <text:p text:style-name="P53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54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55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55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55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55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55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55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55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55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55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55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55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55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55">Define parametros para os eixos manualmente.</text:p>
          </table:table-cell>
        </table:table-row>
      </table:table>
      <text:list text:style-name="L48">
        <text:list-item>
          <text:p text:style-name="P56">Definindo um tema para o grafico <text:span text:style-name="T2">ggplot</text:span>.<text:line-break/></text:p>
          <text:list text:style-name="L49">
            <text:list-item>
              <text:p text:style-name="P57"><text:span text:style-name="T1">theme_gray</text:span><text:line-break/>Fundo cinza e linhas grandes brancas.<text:line-break/></text:p>
            </text:list-item>
            <text:list-item>
              <text:p text:style-name="P57"><text:span text:style-name="T1">theme_bw</text:span><text:line-break/>O classico preto e branco. Otimo para projetor.<text:line-break/></text:p>
            </text:list-item>
            <text:list-item>
              <text:p text:style-name="P57"><text:span text:style-name="T1">theme_linedraw</text:span><text:line-break/>Linhas pretasde varias larguras num fundo branco. semelhante ao theme_bw.<text:line-break/></text:p>
            </text:list-item>
            <text:list-item>
              <text:p text:style-name="P57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57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57"><text:span text:style-name="T1">theme_minimal</text:span><text:line-break/>Um tema minimalista sem anotações de fundo.<text:line-break/></text:p>
            </text:list-item>
            <text:list-item>
              <text:p text:style-name="P57"><text:span text:style-name="T1">theme_classic</text:span><text:line-break/>Tema classico, com linhas do eixo x e y, sem linhas de grade.<text:line-break/></text:p>
            </text:list-item>
            <text:list-item>
              <text:p text:style-name="P57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0 Andamento dos Estudos<text:bookmark-end text:name="andamento-dos-estudos"/></text:h>
      <text:h text:style-name="Heading_20_2" text:outline-level="2"><text:bookmark-start text:name="assunto-em-andamento"/>10.1 Assunto em andamento:<text:bookmark-end text:name="assunto-em-andamento"/></text:h>
      <text:p text:style-name="First_20_paragraph">Atualmente estou estudando Cap.7, pacote ggplot2.<text:line-break/>E revisando Cap.3.<text:line-break/></text:p>
      <text:h text:style-name="Heading_20_2" text:outline-level="2"><text:bookmark-start text:name="em-andamento"/>10.2 Em andamento:<text:bookmark-end text:name="em-andamento"/></text:h>
      <text:h text:style-name="Heading_20_2" text:outline-level="2"><text:bookmark-start text:name="vazios"/>10.3 Vazios:<text:bookmark-end text:name="vazios"/></text:h>
      <text:h text:style-name="Heading_20_2" text:outline-level="2"><text:bookmark-start text:name="finalizando-detalhes"/>10.4 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01T12:47:27Z</meta:creation-date>
    <dc:date>2023-02-01T12:47:27Z</dc:date>
    <meta:user-defined meta:name="date" meta:value-type="string">2023-02-01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